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ater Kiosk Hardware Function - Setup &amp; Testing Guide</text:h>
      <text:p text:style-name="Text_20_body">This guide provides step-by-step instructions to clone, deploy, and test the Water Kiosk Hardware Function using Appwrite Functions.</text:p>
      <text:h text:style-name="Heading_20_2" text:outline-level="2">Table of Contents</text:h>
      <text:list text:style-name="L1">
        <text:list-item>
          <text:p text:style-name="P1"><text:a xlink:type="simple" xlink:href="#prerequisites" text:style-name="Internet_20_link" text:visited-style-name="Visited_20_Internet_20_Link">Prerequisites</text:a> </text:p>
        </text:list-item>
        <text:list-item>
          <text:p text:style-name="P1"><text:a xlink:type="simple" xlink:href="#system-overview" text:style-name="Internet_20_link" text:visited-style-name="Visited_20_Internet_20_Link">System Overview</text:a> </text:p>
        </text:list-item>
        <text:list-item>
          <text:p text:style-name="P1"><text:a xlink:type="simple" xlink:href="#clone-and-setup" text:style-name="Internet_20_link" text:visited-style-name="Visited_20_Internet_20_Link">Clone and Setup</text:a> </text:p>
        </text:list-item>
        <text:list-item>
          <text:p text:style-name="P1"><text:a xlink:type="simple" xlink:href="#function-deployment" text:style-name="Internet_20_link" text:visited-style-name="Visited_20_Internet_20_Link">Function Deployment</text:a> </text:p>
        </text:list-item>
        <text:list-item>
          <text:p text:style-name="P1"><text:a xlink:type="simple" xlink:href="#local-testing-on-server" text:style-name="Internet_20_link" text:visited-style-name="Visited_20_Internet_20_Link">Local Testing (On Server)</text:a> </text:p>
        </text:list-item>
        <text:list-item>
          <text:p text:style-name="P1"><text:a xlink:type="simple" xlink:href="#remote-testing-internet" text:style-name="Internet_20_link" text:visited-style-name="Visited_20_Internet_20_Link">Remote Testing (Internet)</text:a> </text:p>
        </text:list-item>
        <text:list-item>
          <text:p text:style-name="P1"><text:a xlink:type="simple" xlink:href="#kiosk-integration-examples" text:style-name="Internet_20_link" text:visited-style-name="Visited_20_Internet_20_Link">Kiosk Integration Examples</text:a> </text:p>
        </text:list-item>
        <text:list-item>
          <text:p text:style-name="P1"><text:a xlink:type="simple" xlink:href="#customer-management" text:style-name="Internet_20_link" text:visited-style-name="Visited_20_Internet_20_Link">Customer Management</text:a> </text:p>
        </text:list-item>
        <text:list-item>
          <text:p text:style-name="P2"><text:a xlink:type="simple" xlink:href="#troubleshooting" text:style-name="Internet_20_link" text:visited-style-name="Visited_20_Internet_20_Link">Troubleshooting</text:a> </text:p>
        </text:list-item>
      </text:list>
      <text:h text:style-name="Heading_20_2" text:outline-level="2">Prerequisites</text:h>
      <text:h text:style-name="Heading_20_3" text:outline-level="3">Server Requirements</text:h>
      <text:list text:style-name="L2">
        <text:list-item>
          <text:p text:style-name="P3">Ubuntu/Linux server with Docker installed </text:p>
        </text:list-item>
        <text:list-item>
          <text:p text:style-name="P3">Appwrite 1.4.14+ running via Docker Compose </text:p>
        </text:list-item>
        <text:list-item>
          <text:p text:style-name="P3">Internet connection and external IP address (47.208.219.96) </text:p>
        </text:list-item>
        <text:list-item>
          <text:p text:style-name="P4">Firewall configured for HTTP/HTTPS access </text:p>
        </text:list-item>
      </text:list>
      <text:h text:style-name="Heading_20_3" text:outline-level="3">Database Requirements</text:h>
      <text:p text:style-name="Text_20_body">Your Appwrite database should have a <text:span text:style-name="Source_20_Text">customers</text:span> collection with these attributes:</text:p>
      <text:p text:style-name="Preformatted_20_Text"><text:span text:style-name="Source_20_Text"># Required attributes for customers collection:</text:span></text:p>
      <text:p text:style-name="Preformatted_20_Text"><text:span text:style-name="Source_20_Text">- phone_number (string, required, 20 chars)</text:span></text:p>
      <text:p text:style-name="Preformatted_20_Text"><text:span text:style-name="Source_20_Text">- created_at (string, required, 50 chars)</text:span></text:p>
      <text:p text:style-name="Preformatted_20_Text"><text:span text:style-name="Source_20_Text">- registration_state (string, required, 50 chars)</text:span></text:p>
      <text:p text:style-name="Preformatted_20_Text"><text:span text:style-name="Source_20_Text">- is_registered (boolean, required)</text:span></text:p>
      <text:p text:style-name="Preformatted_20_Text"><text:span text:style-name="Source_20_Text">- credits (integer, required)</text:span></text:p>
      <text:p text:style-name="Preformatted_20_Text"><text:span text:style-name="Source_20_Text">- full_name (string, optional, 100 chars)</text:span></text:p>
      <text:p text:style-name="Preformatted_20_Text"><text:span text:style-name="Source_20_Text">- location (string, optional, 100 chars)</text:span></text:p>
      <text:p text:style-name="Preformatted_20_Text"><text:span text:style-name="Source_20_Text">- account_id (string, optional, 20 chars)</text:span></text:p>
      <text:p text:style-name="Preformatted_20_Text"><text:span text:style-name="Source_20_Text">- active (boolean, optional)</text:span></text:p>
      <text:p text:style-name="P5"><text:span text:style-name="Source_20_Text">- pin (string, optional, 4 chars)</text:span></text:p>
      <text:h text:style-name="Heading_20_3" text:outline-level="3">Tools Required</text:h>
      <text:list text:style-name="L3">
        <text:list-item>
          <text:p text:style-name="P6"><text:span text:style-name="Source_20_Text">git</text:span> (for cloning repository) </text:p>
        </text:list-item>
        <text:list-item>
          <text:p text:style-name="P6"><text:span text:style-name="Source_20_Text">curl</text:span> (for testing) </text:p>
        </text:list-item>
        <text:list-item>
          <text:p text:style-name="P6"><text:span text:style-name="Source_20_Text">jq</text:span> (optional, for JSON formatting: <text:span text:style-name="Source_20_Text">brew install jq</text:span>) </text:p>
        </text:list-item>
        <text:list-item>
          <text:p text:style-name="P7">Appwrite CLI </text:p>
        </text:list-item>
      </text:list>
      <text:h text:style-name="Heading_20_2" text:outline-level="2"><text:soft-page-break/>System Overview</text:h>
      <text:p text:style-name="Preformatted_20_Text"><text:span text:style-name="Source_20_Text">Kiosk Hardware → Internet → Server (47.208.219.96) → Appwrite Function → Database</text:span></text:p>
      <text:p text:style-name="Preformatted_20_Text"><text:span text:style-name="Source_20_Text"><text:s text:c="37"/>↓</text:span></text:p>
      <text:p text:style-name="P5"><text:span text:style-name="Source_20_Text">Kiosk Hardware ← Response ← Server ← Customer Verification ← Database Query</text:span></text:p>
      <text:p text:style-name="Text_20_body"><text:span text:style-name="Strong_20_Emphasis">Main Function Features:</text:span></text:p>
      <text:list text:style-name="L4">
        <text:list-item>
          <text:p text:style-name="P8"><text:span text:style-name="Strong_20_Emphasis">Dispense Verification</text:span>: Verify customer credentials for water dispensing </text:p>
        </text:list-item>
        <text:list-item>
          <text:p text:style-name="P8"><text:span text:style-name="Strong_20_Emphasis">Database Operations</text:span>: Query, create, and update customer records </text:p>
        </text:list-item>
        <text:list-item>
          <text:p text:style-name="P8"><text:span text:style-name="Strong_20_Emphasis">Unified Schema</text:span>: Shares customer database with SMS registration system </text:p>
        </text:list-item>
        <text:list-item>
          <text:p text:style-name="P9"><text:span text:style-name="Strong_20_Emphasis">Fallback Logic</text:span>: 90% approval rate if database is unavailable </text:p>
        </text:list-item>
      </text:list>
      <text:h text:style-name="Heading_20_2" text:outline-level="2">Clone and Setup</text:h>
      <text:h text:style-name="Heading_20_3" text:outline-level="3">1. Clone the Repository</text:h>
      <text:p text:style-name="Preformatted_20_Text"><text:span text:style-name="Source_20_Text"># Clone the repository</text:span></text:p>
      <text:p text:style-name="Preformatted_20_Text"><text:span text:style-name="Source_20_Text">git clone https://github.com/JerroldMitchell/water-kiosk-hardware-function.git</text:span></text:p>
      <text:p text:style-name="P5"><text:span text:style-name="Source_20_Text">cd water-kiosk-hardware-function</text:span></text:p>
      <text:h text:style-name="Heading_20_3" text:outline-level="3">2. Review Configuration</text:h>
      <text:p text:style-name="Text_20_body">The function uses environment variables with fallbacks in <text:span text:style-name="Source_20_Text">src/main.py</text:span>:</text:p>
      <text:p text:style-name="Preformatted_20_Text"><text:span text:style-name="Source_20_Text"># Update these values with your actual configuration</text:span></text:p>
      <text:p text:style-name="Preformatted_20_Text"><text:span text:style-name="Source_20_Text">APPWRITE_PROJECT_ID = os.environ.get('APPWRITE_PROJECT_ID', 'YOUR_PROJECT_ID')</text:span></text:p>
      <text:p text:style-name="Preformatted_20_Text"><text:span text:style-name="Source_20_Text">APPWRITE_DATABASE_ID = os.environ.get('APPWRITE_DATABASE_ID', 'YOUR_DATABASE_ID')</text:span></text:p>
      <text:p text:style-name="Preformatted_20_Text"><text:span text:style-name="Source_20_Text">APPWRITE_API_KEY = os.environ.get('APPWRITE_API_KEY', 'YOUR_API_KEY')</text:span></text:p>
      <text:p text:style-name="Preformatted_20_Text"><text:span text:style-name="Source_20_Text">CUSTOMERS_COLLECTION_ID = os.environ.get('CUSTOMERS_COLLECTION_ID', 'customers')</text:span></text:p>
      <text:p text:style-name="P5"><text:span text:style-name="Source_20_Text">APPWRITE_ENDPOINT = os.environ.get('APPWRITE_ENDPOINT', 'http://appwrite/v1')</text:span></text:p>
      <text:p text:style-name="Text_20_body"><text:span text:style-name="Strong_20_Emphasis">Important</text:span>: Update the fallback values with your actual Appwrite configuration.</text:p>
      <text:h text:style-name="Heading_20_2" text:outline-level="2">Function Deployment</text:h>
      <text:h text:style-name="Heading_20_3" text:outline-level="3">1. Create Function</text:h>
      <text:p text:style-name="Preformatted_20_Text"><text:span text:style-name="Source_20_Text"># Create the function in Appwrite</text:span></text:p>
      <text:p text:style-name="Preformatted_20_Text"><text:span text:style-name="Source_20_Text">appwrite functions create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name "Water Kiosk Hardware" \</text:span></text:p>
      <text:p text:style-name="Preformatted_20_Text"><text:span text:style-name="Source_20_Text"><text:s text:c="2"/>--runtime python-3.9 \</text:span></text:p>
      <text:p text:style-name="Preformatted_20_Text"><text:span text:style-name="Source_20_Text"><text:s text:c="2"/>--execute any \</text:span></text:p>
      <text:p text:style-name="P5"><text:span text:style-name="Source_20_Text"><text:s text:c="2"/>--timeout 15</text:span></text:p>
      <text:h text:style-name="Heading_20_3" text:outline-level="3">2. Deploy Function</text:h>
      <text:p text:style-name="Preformatted_20_Text"><text:span text:style-name="Source_20_Text"># Deploy the function code</text:span></text:p>
      <text:p text:style-name="Preformatted_20_Text"><text:span text:style-name="Source_20_Text">appwrite functions create-deployment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entrypoint src/main.py \</text:span></text:p>
      <text:p text:style-name="Preformatted_20_Text"><text:span text:style-name="Source_20_Text"><text:s text:c="2"/>--code . \</text:span></text:p>
      <text:p text:style-name="P5"><text:span text:style-name="Source_20_Text"><text:s text:c="2"/>--activate true</text:span></text:p>
      <text:h text:style-name="Heading_20_3" text:outline-level="3"><text:soft-page-break/>3. Verify Deployment</text:h>
      <text:p text:style-name="Preformatted_20_Text"><text:span text:style-name="Source_20_Text"># Check function status</text:span></text:p>
      <text:p text:style-name="P5"><text:span text:style-name="Source_20_Text">appwrite functions get --function-id water-kiosk-hardware</text:span></text:p>
      <text:h text:style-name="Heading_20_2" text:outline-level="2">Local Testing (On Server)</text:h>
      <text:h text:style-name="Heading_20_3" text:outline-level="3">1. Basic Function Tests</text:h>
      <text:p text:style-name="Preformatted_20_Text"><text:span text:style-name="Source_20_Text"># Test function status (GET request)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method GET</text:span></text:p>
      <text:p text:style-name="Preformatted_20_Text"/>
      <text:p text:style-name="P5"><text:span text:style-name="Source_20_Text"># Expected response: Function status page with endpoints</text:span></text:p>
      <text:h text:style-name="Heading_20_3" text:outline-level="3">2. Database Connection Test</text:h>
      <text:p text:style-name="Preformatted_20_Text"><text:span text:style-name="Source_20_Text"># Test database connectivity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test_database"}'</text:span></text:p>
      <text:p text:style-name="Preformatted_20_Text"/>
      <text:p text:style-name="P5"><text:span text:style-name="Source_20_Text"># Expected response: {"status": "DATABASE_SUCCESS", "collections_found": 1}</text:span></text:p>
      <text:h text:style-name="Heading_20_3" text:outline-level="3">3. Customer Lookup Test</text:h>
      <text:p text:style-name="Preformatted_20_Text"><text:span text:style-name="Source_20_Text"># Test customer verification (replace with actual customer phone/PIN)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dispense_verification", "kiosk_id": "KIOSK001", "user_id": "+254700000102", "pin": "1234", "volume_ml": 500}'</text:span></text:p>
      <text:p text:style-name="Preformatted_20_Text"/>
      <text:p text:style-name="P5"><text:span text:style-name="Source_20_Text"># Expected response: Dispense approval/denial with customer data</text:span></text:p>
      <text:h text:style-name="Heading_20_3" text:outline-level="3">4. Database Operations</text:h>
      <text:p text:style-name="Preformatted_20_Text"><text:span text:style-name="Source_20_Text"># Query customers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method POST \</text:span></text:p>
      <text:p text:style-name="Preformatted_20_Text"><text:span text:style-name="Source_20_Text"><text:s text:c="2"/>--body '{"action": "database_query", "collection": "customers", "queries": ["limit(5)"]}'</text:span></text:p>
      <text:p text:style-name="Preformatted_20_Text"/>
      <text:p text:style-name="Preformatted_20_Text"><text:span text:style-name="Source_20_Text"># Update customer (make active for testing)</text:span></text:p>
      <text:p text:style-name="Preformatted_20_Text"><text:span text:style-name="Source_20_Text">appwrite functions create-execution \</text:span></text:p>
      <text:p text:style-name="Preformatted_20_Text"><text:span text:style-name="Source_20_Text"><text:s text:c="2"/>--function-id water-kiosk-hardware \</text:span></text:p>
      <text:p text:style-name="Preformatted_20_Text"><text:span text:style-name="Source_20_Text"><text:s text:c="2"/>--method POST \</text:span></text:p>
      <text:p text:style-name="P5"><text:span text:style-name="Source_20_Text"><text:s text:c="2"/>--body '{"action": "database_update", "collection": "customers", "document_id": "CUSTOMER_ID", "document_data": {"active": true, "pin": "1234"}}'</text:span></text:p>
      <text:h text:style-name="Heading_20_2" text:outline-level="2"><text:soft-page-break/>Remote Testing (Internet)</text:h>
      <text:h text:style-name="Heading_20_3" text:outline-level="3">1. Basic Connectivity</text:h>
      <text:p text:style-name="Text_20_body">From a remote computer:</text:p>
      <text:p text:style-name="Preformatted_20_Text"><text:span text:style-name="Source_20_Text"># Test server connectivity</text:span></text:p>
      <text:p text:style-name="Preformatted_20_Text"><text:span text:style-name="Source_20_Text">ping 47.208.219.96</text:span></text:p>
      <text:p text:style-name="Preformatted_20_Text"/>
      <text:p text:style-name="Preformatted_20_Text"><text:span text:style-name="Source_20_Text"># Test Appwrite health</text:span></text:p>
      <text:p text:style-name="Preformatted_20_Text"><text:span text:style-name="Source_20_Text">curl http://47.208.219.96/v1/health/version</text:span></text:p>
      <text:p text:style-name="P5"><text:span text:style-name="Source_20_Text"># Expected: {"version":"1.4.14"}</text:span></text:p>
      <text:h text:style-name="Heading_20_3" text:outline-level="3">2. Function Status Test</text:h>
      <text:p text:style-name="Preformatted_20_Text"><text:span text:style-name="Source_20_Text"># Test function status page</text:span></text:p>
      <text:p text:style-name="Preformatted_20_Text"><text:span text:style-name="Source_20_Text">curl -X POST http://47.208.219.96/v1/functions/water-kiosk-hardware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method": "GET"}' | jq '.'</text:span></text:p>
      <text:h text:style-name="Heading_20_3" text:outline-level="3">3. Database Connection Test</text:h>
      <text:p text:style-name="Preformatted_20_Text"><text:span text:style-name="Source_20_Text"># Test database connection remotely</text:span></text:p>
      <text:p text:style-name="Preformatted_20_Text"><text:span text:style-name="Source_20_Text">curl -X POST http://47.208.219.96/v1/functions/water-kiosk-hardware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{\"action\": \"test_database\"}", "method": "POST"}' | jq '.'</text:span></text:p>
      <text:h text:style-name="Heading_20_3" text:outline-level="3">4. Dispense Verification Test</text:h>
      <text:p text:style-name="Preformatted_20_Text"><text:span text:style-name="Source_20_Text"># Test customer verification</text:span></text:p>
      <text:p text:style-name="Preformatted_20_Text"><text:span text:style-name="Source_20_Text">curl -X POST http://47.208.219.96/v1/functions/water-kiosk-hardware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{\"action\": \"dispense_verification\", \"kiosk_id\": \"KIOSK001\", \"user_id\": \"+254700000102\", \"pin\": \"1234\", \"volume_ml\": 500}", "method": "POST"}' | jq '.'</text:span></text:p>
      <text:h text:style-name="Heading_20_2" text:outline-level="2">Kiosk Integration Examples</text:h>
      <text:h text:style-name="Heading_20_3" text:outline-level="3">1. Standard Kiosk Verification Request</text:h>
      <text:p text:style-name="Preformatted_20_Text"><text:span text:style-name="Source_20_Text">{</text:span></text:p>
      <text:p text:style-name="Preformatted_20_Text"><text:span text:style-name="Source_20_Text"><text:s text:c="2"/>"body": "{</text:span></text:p>
      <text:p text:style-name="Preformatted_20_Text"><text:span text:style-name="Source_20_Text"><text:s text:c="4"/>\"action\": \"dispense_verification\",</text:span></text:p>
      <text:p text:style-name="Preformatted_20_Text"><text:span text:style-name="Source_20_Text"><text:s text:c="4"/>\"kiosk_id\": \"KIOSK001\",</text:span></text:p>
      <text:p text:style-name="Preformatted_20_Text"><text:span text:style-name="Source_20_Text"><text:s text:c="4"/>\"user_id\": \"+254700000102\",</text:span></text:p>
      <text:p text:style-name="Preformatted_20_Text"><text:span text:style-name="Source_20_Text"><text:s text:c="4"/>\"pin\": \"1234\",</text:span></text:p>
      <text:p text:style-name="Preformatted_20_Text"><text:span text:style-name="Source_20_Text"><text:s text:c="4"/>\"volume_ml\": 500,</text:span></text:p>
      <text:p text:style-name="Preformatted_20_Text"><text:span text:style-name="Source_20_Text"><text:s text:c="4"/>\"timestamp\": \"2025-08-10T22:32:38Z\",</text:span></text:p>
      <text:p text:style-name="Preformatted_20_Text"><text:span text:style-name="Source_20_Text"><text:s text:c="4"/>\"request_id\": \"req_12345\"</text:span></text:p>
      <text:p text:style-name="Preformatted_20_Text"><text:span text:style-name="Source_20_Text"><text:s text:c="2"/>}",</text:span></text:p>
      <text:p text:style-name="Preformatted_20_Text"><text:span text:style-name="Source_20_Text"><text:s text:c="2"/>"method": "POST"</text:span></text:p>
      <text:p text:style-name="P5"><text:span text:style-name="Source_20_Text">}</text:span></text:p>
      <text:h text:style-name="Heading_20_3" text:outline-level="3"><text:soft-page-break/>2. Expected Approval Response</text:h>
      <text:p text:style-name="Preformatted_20_Text"><text:span text:style-name="Source_20_Text">{</text:span></text:p>
      <text:p text:style-name="Preformatted_20_Text"><text:span text:style-name="Source_20_Text"><text:s text:c="2"/>"type": "dispense_response",</text:span></text:p>
      <text:p text:style-name="Preformatted_20_Text"><text:span text:style-name="Source_20_Text"><text:s text:c="2"/>"request_id": "req_12345",</text:span></text:p>
      <text:p text:style-name="Preformatted_20_Text"><text:span text:style-name="Source_20_Text"><text:s text:c="2"/>"user_id": "+254700000102",</text:span></text:p>
      <text:p text:style-name="Preformatted_20_Text"><text:span text:style-name="Source_20_Text"><text:s text:c="2"/>"pin": "1234",</text:span></text:p>
      <text:p text:style-name="Preformatted_20_Text"><text:span text:style-name="Source_20_Text"><text:s text:c="2"/>"volume_ml": 500,</text:span></text:p>
      <text:p text:style-name="Preformatted_20_Text"><text:span text:style-name="Source_20_Text"><text:s text:c="2"/>"approved": true,</text:span></text:p>
      <text:p text:style-name="Preformatted_20_Text"><text:span text:style-name="Source_20_Text"><text:s text:c="2"/>"reason": "Customer verified in database",</text:span></text:p>
      <text:p text:style-name="Preformatted_20_Text"><text:span text:style-name="Source_20_Text"><text:s text:c="2"/>"timestamp": "2025-08-10T22:32:38.230006",</text:span></text:p>
      <text:p text:style-name="Preformatted_20_Text"><text:span text:style-name="Source_20_Text"><text:s text:c="2"/>"kiosk_id": "KIOSK001",</text:span></text:p>
      <text:p text:style-name="Preformatted_20_Text"><text:span text:style-name="Source_20_Text"><text:s text:c="2"/>"user_data": {</text:span></text:p>
      <text:p text:style-name="Preformatted_20_Text"><text:span text:style-name="Source_20_Text"><text:s text:c="4"/>"phone_number": "+254700000102",</text:span></text:p>
      <text:p text:style-name="Preformatted_20_Text"><text:span text:style-name="Source_20_Text"><text:s text:c="4"/>"account_id": "TSFD536DB",</text:span></text:p>
      <text:p text:style-name="Preformatted_20_Text"><text:span text:style-name="Source_20_Text"><text:s text:c="4"/>"full_name": "Jane Smith",</text:span></text:p>
      <text:p text:style-name="Preformatted_20_Text"><text:span text:style-name="Source_20_Text"><text:s text:c="4"/>"active": true,</text:span></text:p>
      <text:p text:style-name="Preformatted_20_Text"><text:span text:style-name="Source_20_Text"><text:s text:c="4"/>"credits": 0</text:span></text:p>
      <text:p text:style-name="Preformatted_20_Text"><text:span text:style-name="Source_20_Text"><text:s text:c="2"/>}</text:span></text:p>
      <text:p text:style-name="P5"><text:span text:style-name="Source_20_Text">}</text:span></text:p>
      <text:h text:style-name="Heading_20_3" text:outline-level="3">3. Expected Denial Response</text:h>
      <text:p text:style-name="Preformatted_20_Text"><text:span text:style-name="Source_20_Text">{</text:span></text:p>
      <text:p text:style-name="Preformatted_20_Text"><text:span text:style-name="Source_20_Text"><text:s text:c="2"/>"type": "dispense_response",</text:span></text:p>
      <text:p text:style-name="Preformatted_20_Text"><text:span text:style-name="Source_20_Text"><text:s text:c="2"/>"request_id": "req_12345",</text:span></text:p>
      <text:p text:style-name="Preformatted_20_Text"><text:span text:style-name="Source_20_Text"><text:s text:c="2"/>"user_id": "+254700000102",</text:span></text:p>
      <text:p text:style-name="Preformatted_20_Text"><text:span text:style-name="Source_20_Text"><text:s text:c="2"/>"pin": "1234",</text:span></text:p>
      <text:p text:style-name="Preformatted_20_Text"><text:span text:style-name="Source_20_Text"><text:s text:c="2"/>"volume_ml": 500,</text:span></text:p>
      <text:p text:style-name="Preformatted_20_Text"><text:span text:style-name="Source_20_Text"><text:s text:c="2"/>"approved": false,</text:span></text:p>
      <text:p text:style-name="Preformatted_20_Text"><text:span text:style-name="Source_20_Text"><text:s text:c="2"/>"reason": "Subscription inactive",</text:span></text:p>
      <text:p text:style-name="Preformatted_20_Text"><text:span text:style-name="Source_20_Text"><text:s text:c="2"/>"timestamp": "2025-08-10T22:32:38.230006",</text:span></text:p>
      <text:p text:style-name="Preformatted_20_Text"><text:span text:style-name="Source_20_Text"><text:s text:c="2"/>"kiosk_id": "KIOSK001"</text:span></text:p>
      <text:p text:style-name="P5"><text:span text:style-name="Source_20_Text">}</text:span></text:p>
      <text:h text:style-name="Heading_20_3" text:outline-level="3">4. Kiosk Implementation Example</text:h>
      <text:p text:style-name="Preformatted_20_Text"><text:span text:style-name="Source_20_Text">import requests</text:span>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def verify_customer(kiosk_id, phone_number, pin, volume_ml):</text:span></text:p>
      <text:p text:style-name="Preformatted_20_Text"><text:span text:style-name="Source_20_Text"><text:s text:c="4"/>"""Verify customer for water dispensing"""</text:span></text:p>
      <text:p text:style-name="Preformatted_20_Text"><text:span text:style-name="Source_20_Text"><text:s text:c="4"/>url = "http://47.208.219.96/v1/functions/water-kiosk-hardware/executions"</text:span></text:p>
      <text:p text:style-name="Preformatted_20_Text"><text:span text:style-name="Source_20_Text"><text:s text:c="4"/></text:span></text:p>
      <text:p text:style-name="Preformatted_20_Text"><text:span text:style-name="Source_20_Text"><text:s text:c="4"/>headers = {</text:span></text:p>
      <text:p text:style-name="Preformatted_20_Text"><text:span text:style-name="Source_20_Text"><text:s text:c="8"/>'Content-Type': 'application/json',</text:span></text:p>
      <text:p text:style-name="Preformatted_20_Text"><text:span text:style-name="Source_20_Text"><text:s text:c="8"/>'X-Appwrite-Project': 'YOUR_PROJECT_ID'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ayload = {</text:span></text:p>
      <text:p text:style-name="Preformatted_20_Text"><text:span text:style-name="Source_20_Text"><text:s text:c="8"/>"body": json.dumps({</text:span></text:p>
      <text:p text:style-name="Preformatted_20_Text"><text:span text:style-name="Source_20_Text"><text:s text:c="12"/>"action": "dispense_verification",</text:span></text:p>
      <text:p text:style-name="Preformatted_20_Text"><text:span text:style-name="Source_20_Text"><text:s text:c="12"/>"kiosk_id": kiosk_id,</text:span></text:p>
      <text:p text:style-name="Preformatted_20_Text"><text:span text:style-name="Source_20_Text"><text:s text:c="12"/>"user_id": phone_number,</text:span></text:p>
      <text:p text:style-name="Preformatted_20_Text"><text:span text:style-name="Source_20_Text"><text:s text:c="12"/>"pin": pin,</text:span></text:p>
      <text:p text:style-name="Preformatted_20_Text"><text:span text:style-name="Source_20_Text"><text:s text:c="12"/>"volume_ml": volume_ml,</text:span></text:p>
      <text:p text:style-name="Preformatted_20_Text"><text:span text:style-name="Source_20_Text"><text:s text:c="12"/>"timestamp": datetime.now().isoformat(),</text:span></text:p>
      <text:p text:style-name="Preformatted_20_Text"><text:span text:style-name="Source_20_Text"><text:s text:c="12"/>"request_id": f"req_{int(time.time())}"</text:span></text:p>
      <text:p text:style-name="Preformatted_20_Text"><text:span text:style-name="Source_20_Text"><text:s text:c="8"/>}),</text:span></text:p>
      <text:p text:style-name="Preformatted_20_Text"><text:span text:style-name="Source_20_Text"><text:s text:c="8"/>"method": "POST"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oft-page-break/><text:span text:style-name="Source_20_Text"><text:s text:c="4"/>try:</text:span></text:p>
      <text:p text:style-name="Preformatted_20_Text"><text:span text:style-name="Source_20_Text"><text:s text:c="8"/>response = requests.post(url, headers=headers, json=payload, timeout=10)</text:span></text:p>
      <text:p text:style-name="Preformatted_20_Text"><text:span text:style-name="Source_20_Text"><text:s text:c="8"/>result = response.json()</text:span></text:p>
      <text:p text:style-name="Preformatted_20_Text"><text:span text:style-name="Source_20_Text"><text:s text:c="8"/></text:span></text:p>
      <text:p text:style-name="Preformatted_20_Text"><text:span text:style-name="Source_20_Text"><text:s text:c="8"/># Parse the response body (it's JSON string in responseBody)</text:span></text:p>
      <text:p text:style-name="Preformatted_20_Text"><text:span text:style-name="Source_20_Text"><text:s text:c="8"/>response_data = json.loads(result['responseBody'])</text:span></text:p>
      <text:p text:style-name="Preformatted_20_Text"><text:span text:style-name="Source_20_Text"><text:s text:c="8"/></text:span></text:p>
      <text:p text:style-name="Preformatted_20_Text"><text:span text:style-name="Source_20_Text"><text:s text:c="8"/>return {</text:span></text:p>
      <text:p text:style-name="Preformatted_20_Text"><text:span text:style-name="Source_20_Text"><text:s text:c="12"/>'approved': response_data.get('approved', False),</text:span></text:p>
      <text:p text:style-name="Preformatted_20_Text"><text:span text:style-name="Source_20_Text"><text:s text:c="12"/>'reason': response_data.get('reason', 'Unknown'),</text:span></text:p>
      <text:p text:style-name="Preformatted_20_Text"><text:span text:style-name="Source_20_Text"><text:s text:c="12"/>'user_data': response_data.get('user_data', {}),</text:span></text:p>
      <text:p text:style-name="Preformatted_20_Text"><text:span text:style-name="Source_20_Text"><text:s text:c="12"/>'customer_name': response_data.get('user_data', {}).get('full_name', 'Unknown'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Verification failed: {e}")</text:span></text:p>
      <text:p text:style-name="Preformatted_20_Text"><text:span text:style-name="Source_20_Text"><text:s text:c="8"/>return {'approved': False, 'reason': 'Connection error'}</text:span></text:p>
      <text:p text:style-name="Preformatted_20_Text"/>
      <text:p text:style-name="Preformatted_20_Text"><text:span text:style-name="Source_20_Text"># Usage example</text:span></text:p>
      <text:p text:style-name="Preformatted_20_Text"><text:span text:style-name="Source_20_Text">result = verify_customer("KIOSK001", "+254700000102", "1234", 500)</text:span></text:p>
      <text:p text:style-name="Preformatted_20_Text"><text:span text:style-name="Source_20_Text">if result['approved']:</text:span></text:p>
      <text:p text:style-name="Preformatted_20_Text"><text:span text:style-name="Source_20_Text"><text:s text:c="4"/>print(f"✅ Approved for {result['customer_name']}")</text:span></text:p>
      <text:p text:style-name="Preformatted_20_Text"><text:span text:style-name="Source_20_Text"><text:s text:c="4"/># Dispense water</text:span></text:p>
      <text:p text:style-name="Preformatted_20_Text"><text:span text:style-name="Source_20_Text">else:</text:span></text:p>
      <text:p text:style-name="P5"><text:span text:style-name="Source_20_Text"><text:s text:c="4"/>print(f"❌ Denied: {result['reason']}")</text:span></text:p>
      <text:h text:style-name="Heading_20_2" text:outline-level="2">Customer Management</text:h>
      <text:h text:style-name="Heading_20_3" text:outline-level="3">1. Check Customer Status</text:h>
      <text:p text:style-name="Preformatted_20_Text"><text:span text:style-name="Source_20_Text"># Query specific customer</text:span></text:p>
      <text:p text:style-name="Preformatted_20_Text"><text:span text:style-name="Source_20_Text">curl -X POST http://47.208.219.96/v1/functions/water-kiosk-hardware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{\"action\": \"database_query\", \"collection\": \"customers\", \"queries\": [\"equal(\\\"phone_number\\\", \\\"+254700000102\\\")\"]}", <text:s/>"method": "POST"}'</text:span></text:p>
      <text:h text:style-name="Heading_20_3" text:outline-level="3">2. Activate Customer Subscription</text:h>
      <text:p text:style-name="Preformatted_20_Text"><text:span text:style-name="Source_20_Text"># Make customer active with PIN</text:span></text:p>
      <text:p text:style-name="Preformatted_20_Text"><text:span text:style-name="Source_20_Text">curl -X POST http://47.208.219.96/v1/functions/water-kiosk-hardware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{\"action\": \"database_update\", \"collection\": \"customers\", \"document_id\": \"CUSTOMER_DOC_ID\", \"document_data\": {\"active\": true, \"pin\": \"1234\"}}", <text:s/>"method": "POST"}'</text:span></text:p>
      <text:h text:style-name="Heading_20_3" text:outline-level="3">3. Add Customer Credits</text:h>
      <text:p text:style-name="Preformatted_20_Text"><text:span text:style-name="Source_20_Text"># Update customer credits</text:span></text:p>
      <text:p text:style-name="Preformatted_20_Text"><text:span text:style-name="Source_20_Text">curl -X POST http://47.208.219.96/v1/functions/water-kiosk-hardware/executions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d '{"body": "{\"action\": \"database_update\", \"collection\": \"customers\", \"document_id\": \"CUSTOMER_DOC_ID\", \"document_data\": {\"credits\": 1000}}", <text:s/>"method": "POST"}'</text:span></text:p>
      <text:h text:style-name="Heading_20_2" text:outline-level="2"><text:soft-page-break/>Troubleshooting</text:h>
      <text:h text:style-name="Heading_20_3" text:outline-level="3">Common Issues</text:h>
      <text:h text:style-name="Heading_20_4" text:outline-level="4">1. Function Returns "Invalid action"</text:h>
      <text:p text:style-name="Text_20_body"><text:span text:style-name="Strong_20_Emphasis">Problem</text:span>: Wrong action parameter or missing action.</text:p>
      <text:p text:style-name="Text_20_body"><text:span text:style-name="Strong_20_Emphasis">Solution</text:span>: Ensure action is one of:</text:p>
      <text:list text:style-name="L5">
        <text:list-item>
          <text:p text:style-name="P10"><text:span text:style-name="Source_20_Text">dispense_verification</text:span> </text:p>
        </text:list-item>
        <text:list-item>
          <text:p text:style-name="P10"><text:span text:style-name="Source_20_Text">database_query</text:span> </text:p>
        </text:list-item>
        <text:list-item>
          <text:p text:style-name="P10"><text:span text:style-name="Source_20_Text">database_create</text:span> </text:p>
        </text:list-item>
        <text:list-item>
          <text:p text:style-name="P10"><text:span text:style-name="Source_20_Text">database_update</text:span> </text:p>
        </text:list-item>
        <text:list-item>
          <text:p text:style-name="P11"><text:span text:style-name="Source_20_Text">test_database</text:span> </text:p>
        </text:list-item>
      </text:list>
      <text:h text:style-name="Heading_20_4" text:outline-level="4">2. "Customer not found in database"</text:h>
      <text:p text:style-name="Text_20_body"><text:span text:style-name="Strong_20_Emphasis">Problem</text:span>: Phone number format mismatch or customer doesn't exist.</text:p>
      <text:p text:style-name="Text_20_body"><text:span text:style-name="Strong_20_Emphasis">Solution</text:span>: The function tries multiple formats:</text:p>
      <text:list text:style-name="L6">
        <text:list-item>
          <text:p text:style-name="P12"><text:span text:style-name="Source_20_Text">+254700000102</text:span> </text:p>
        </text:list-item>
        <text:list-item>
          <text:p text:style-name="P12"><text:span text:style-name="Source_20_Text">0700000102</text:span> </text:p>
        </text:list-item>
        <text:list-item>
          <text:p text:style-name="P12"><text:span text:style-name="Source_20_Text">254700000102</text:span> </text:p>
        </text:list-item>
        <text:list-item>
          <text:p text:style-name="P13"><text:span text:style-name="Source_20_Text">700000102</text:span> </text:p>
        </text:list-item>
      </text:list>
      <text:h text:style-name="Heading_20_4" text:outline-level="4">3. "Subscription inactive"</text:h>
      <text:p text:style-name="Text_20_body"><text:span text:style-name="Strong_20_Emphasis">Problem</text:span>: Customer exists but <text:span text:style-name="Source_20_Text">active</text:span> field is <text:span text:style-name="Source_20_Text">false</text:span> or <text:span text:style-name="Source_20_Text">null</text:span>.</text:p>
      <text:p text:style-name="Text_20_body"><text:span text:style-name="Strong_20_Emphasis">Solution</text:span>: Update customer record:</text:p>
      <text:p text:style-name="P5"><text:span text:style-name="Source_20_Text">{"action": "database_update", "collection": "customers", "document_id": "ID", "document_data": {"active": true}}</text:span></text:p>
      <text:h text:style-name="Heading_20_4" text:outline-level="4">4. Remote Connection Timeout</text:h>
      <text:p text:style-name="Text_20_body"><text:span text:style-name="Strong_20_Emphasis">Problem</text:span>: Can't reach server from internet.</text:p>
      <text:p text:style-name="Text_20_body"><text:span text:style-name="Strong_20_Emphasis">Solutions</text:span>:</text:p>
      <text:list text:style-name="L7">
        <text:list-item>
          <text:p text:style-name="P14">Check firewall: <text:span text:style-name="Source_20_Text">sudo ufw status</text:span> </text:p>
        </text:list-item>
        <text:list-item>
          <text:p text:style-name="P14">Verify port forwarding on router </text:p>
        </text:list-item>
        <text:list-item>
          <text:p text:style-name="P15">Test with: <text:span text:style-name="Source_20_Text">ping 47.208.219.96</text:span> </text:p>
        </text:list-item>
      </text:list>
      <text:h text:style-name="Heading_20_4" text:outline-level="4">5. Database Connection Errors</text:h>
      <text:p text:style-name="Text_20_body"><text:span text:style-name="Strong_20_Emphasis">Problem</text:span>: Function can't connect to Appwrite database.</text:p>
      <text:p text:style-name="Text_20_body"><text:span text:style-name="Strong_20_Emphasis">Solutions</text:span>:</text:p>
      <text:list text:style-name="L8">
        <text:list-item>
          <text:p text:style-name="P16">Check Appwrite is running: <text:span text:style-name="Source_20_Text">docker ps | grep appwrite</text:span> </text:p>
        </text:list-item>
        <text:list-item>
          <text:p text:style-name="P16">Verify project ID and API key in function code </text:p>
        </text:list-item>
        <text:list-item>
          <text:p text:style-name="P17">Test locally: <text:span text:style-name="Source_20_Text">curl http://localhost/v1/health/version</text:span> </text:p>
        </text:list-item>
      </text:list>
      <text:h text:style-name="Heading_20_3" text:outline-level="3"><text:soft-page-break/>Debugging Commands</text:h>
      <text:p text:style-name="Preformatted_20_Text"><text:span text:style-name="Source_20_Text"># Check function logs</text:span></text:p>
      <text:p text:style-name="Preformatted_20_Text"><text:span text:style-name="Source_20_Text">appwrite functions list-executions --function-id water-kiosk-hardware --limit 5</text:span></text:p>
      <text:p text:style-name="Preformatted_20_Text"/>
      <text:p text:style-name="Preformatted_20_Text"><text:span text:style-name="Source_20_Text"># Check specific execution</text:span></text:p>
      <text:p text:style-name="Preformatted_20_Text"><text:span text:style-name="Source_20_Text">appwrite functions get-execution --function-id water-kiosk-hardware --execution-id EXECUTION_ID</text:span></text:p>
      <text:p text:style-name="Preformatted_20_Text"/>
      <text:p text:style-name="Preformatted_20_Text"><text:span text:style-name="Source_20_Text"># Test database directly</text:span></text:p>
      <text:p text:style-name="Preformatted_20_Text"><text:span text:style-name="Source_20_Text">curl http://47.208.219.96/v1/databases/YOUR_DATABASE_ID/collections \</text:span></text:p>
      <text:p text:style-name="Preformatted_20_Text"><text:span text:style-name="Source_20_Text"><text:s text:c="2"/>-H "X-Appwrite-Project: YOUR_PROJECT_ID" \</text:span></text:p>
      <text:p text:style-name="P5"><text:span text:style-name="Source_20_Text"><text:s text:c="2"/>-H "X-Appwrite-Key: YOUR_API_KEY"</text:span></text:p>
      <text:h text:style-name="Heading_20_3" text:outline-level="3">Success Indicators</text:h>
      <text:p text:style-name="Text_20_body">✅ <text:span text:style-name="Strong_20_Emphasis">Function Working</text:span>:</text:p>
      <text:list text:style-name="L9">
        <text:list-item>
          <text:p text:style-name="P18">GET request returns status page </text:p>
        </text:list-item>
        <text:list-item>
          <text:p text:style-name="P18">Database test returns <text:span text:style-name="Source_20_Text">"collections_found": 1</text:span> </text:p>
        </text:list-item>
        <text:list-item>
          <text:p text:style-name="P19">Dispense verification returns proper approval/denial </text:p>
        </text:list-item>
      </text:list>
      <text:p text:style-name="Text_20_body">✅ <text:span text:style-name="Strong_20_Emphasis">Remote Access Working</text:span>:</text:p>
      <text:list text:style-name="L10">
        <text:list-item>
          <text:p text:style-name="P20">Can ping 47.208.219.96 </text:p>
        </text:list-item>
        <text:list-item>
          <text:p text:style-name="P20">Health endpoint returns version info </text:p>
        </text:list-item>
        <text:list-item>
          <text:p text:style-name="P21">Function executions work from internet </text:p>
        </text:list-item>
      </text:list>
      <text:p text:style-name="Text_20_body">✅ <text:span text:style-name="Strong_20_Emphasis">Customer Integration Working</text:span>:</text:p>
      <text:list text:style-name="L11">
        <text:list-item>
          <text:p text:style-name="P22">Customers registered via SMS are found by hardware function </text:p>
        </text:list-item>
        <text:list-item>
          <text:p text:style-name="P22">PIN verification works correctly </text:p>
        </text:list-item>
        <text:list-item>
          <text:p text:style-name="P23">Active customers get approved for dispensing </text:p>
        </text:list-item>
      </text:list>
      <text:h text:style-name="Heading_20_2" text:outline-level="2">Configuration Summary</text:h>
      <text:p text:style-name="Text_20_body">Replace these values with your actual configuration:</text:p>
      <text:p text:style-name="Preformatted_20_Text"><text:span text:style-name="Source_20_Text"># Function Configuration</text:span></text:p>
      <text:p text:style-name="Preformatted_20_Text"><text:span text:style-name="Source_20_Text">SERVER_IP="47.208.219.96"</text:span></text:p>
      <text:p text:style-name="Preformatted_20_Text"><text:span text:style-name="Source_20_Text">PROJECT_ID="689107c288885e90c039"</text:span></text:p>
      <text:p text:style-name="Preformatted_20_Text"><text:span text:style-name="Source_20_Text">DATABASE_ID="6864aed388d20c69a461"</text:span></text:p>
      <text:p text:style-name="Preformatted_20_Text"><text:span text:style-name="Source_20_Text">API_KEY="your_actual_api_key_here"</text:span></text:p>
      <text:p text:style-name="Preformatted_20_Text"><text:span text:style-name="Source_20_Text">FUNCTION_ID="water-kiosk-hardware"</text:span></text:p>
      <text:p text:style-name="Preformatted_20_Text"/>
      <text:p text:style-name="Preformatted_20_Text"><text:span text:style-name="Source_20_Text"># Function URL for kiosks</text:span></text:p>
      <text:p text:style-name="Preformatted_20_Text"><text:span text:style-name="Source_20_Text">FUNCTION_URL="http://47.208.219.96/v1/functions/water-kiosk-hardware/executions"</text:span></text:p>
      <text:p text:style-name="Preformatted_20_Text"/>
      <text:p text:style-name="Preformatted_20_Text"><text:span text:style-name="Source_20_Text"># Required Headers</text:span></text:p>
      <text:p text:style-name="P5"><text:span text:style-name="Source_20_Text">HEADERS="Content-Type: application/json, X-Appwrite-Project: PROJECT_ID"</text:span>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0T15:45:32.651548281</meta:creation-date>
    <dc:date>2025-08-10T15:46:37.935853978</dc:date>
    <meta:editing-duration>PT1M6S</meta:editing-duration>
    <meta:editing-cycles>1</meta:editing-cycles>
    <meta:document-statistic meta:table-count="0" meta:image-count="0" meta:object-count="0" meta:page-count="8" meta:paragraph-count="316" meta:word-count="1304" meta:character-count="11925" meta:non-whitespace-character-count="10423"/>
    <meta:generator>LibreOffice/25.2.5.2$Linux_X86_64 LibreOffice_project/fb4792146257752f54eab576deb869869b108571</meta:generator>
  </office:meta>
</office:document-meta>
</file>